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P10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8pt" style:font-size-asian="8pt" style:font-name-complex="Courier New"/>
    </style:style>
    <style:style style:name="T4" style:family="text">
      <style:text-properties style:font-name="Courier New" fo:font-size="8pt" fo:language="en" fo:country="US" style:font-size-asian="8pt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0" text:outline-level="1">сишные трюки<text:line-break/>(<text:span text:style-name="T1">1D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5"/>
      <text:p text:style-name="P8">современные процессоры быстры как мустанги, но все-таки даже мустангу не догнать реактивный самолет возросших потребительских потребностей с динамически изменяющейся геометрией крыла, скомпенсировать турбулентность которого могут только предвычисленные табличные алгоритмы, переносящие центр тяжести со времени выполнения на стадию компиляции. казалось бы, ну что тут такого? просто заполняем таблицу и все! так ведь нет! террористы сидят в засаде в нас уже летит томагавк!</text:p>
      <text:h text:style-name="Heading_20_2" text:outline-level="2">трюк <text:span text:style-name="T1">#1 –</text:span> подсчет бит в байте, слове, двойном слове</text:h>
      <text:p text:style-name="P6">Сколько бит содержится в байте? Задача не то, чтобы очень актуальная, но подсчет битов позволяет продемонстрировать целую серию хитрых трюков и приемов, так что остановимся на этой проблеме поподробнее. В лексиконе <text:span text:style-name="T1">x86 </text:span>процессоров имеется множество машинных команд, специально предназначенных для этих целей, но, увы, компиляторы их не поддерживают (и даже не собираются), а убогий набор битовых операций языков Си/Си++ (в которых нет даже инструкции циклического сдвига!) не очень-то способствует созданию быстродействующих программ, вынуждая нас прибегать к тупому сканированию со сдвигом по маске, в результате чего получается не требовательная к памяти, но ужасно тормозная программа, наподобие следующей (см. листинг 1):</text:p>
      <text:p text:style-name="P6"/>
      <text:p text:style-name="P3">slow_bits_in_byte(unsigned char byte)</text:p>
      <text:p text:style-name="P3">{</text:p>
      <text:p text:style-name="P3"><text:tab/>int a, mask, sum;</text:p>
      <text:p text:style-name="P1"><text:span text:style-name="T4"><text:tab/></text:span><text:span text:style-name="T3">for (</text:span><text:span text:style-name="T4">a</text:span><text:span text:style-name="T3"> = 0, mask = 1, sum = 0; </text:span><text:span text:style-name="T4">a</text:span><text:span text:style-name="T3"> &lt; 8; </text:span><text:span text:style-name="T4">a</text:span><text:span text:style-name="T3">++, mask &lt;&lt;= 1)</text:span></text:p>
      <text:p text:style-name="P1"><text:span text:style-name="T4"><text:tab/><text:tab/></text:span><text:span text:style-name="T3">if (</text:span><text:span text:style-name="T4">byte</text:span><text:span text:style-name="T3"> &amp; mask) sum++;</text:span><text:span text:style-name="T4"> return sum;</text:span></text:p>
      <text:p text:style-name="P3">}</text:p>
      <text:p text:style-name="P9">Листинг<text:span text:style-name="T1"> </text:span><text:sequence text:ref-name="refЛистинг0" text:name="Листинг" text:formula="ooow:Листинг+1" style:num-format="1">1</text:sequence><text:span text:style-name="T1"> </text:span>подсчет кол-ва бит в байте в режиме реального времени</text:p>
      <text:p text:style-name="P6">Для подсчета кол-ва битов в слове и двойном слове достаточно заменить (<text:span text:style-name="T1">a &lt; 8) </text:span>на <text:span text:style-name="T1">(a &lt; 16) </text:span>и (<text:span text:style-name="T1">a &lt; 32) </text:span>соответственно. Работать это будет, но… не слишком-то быстро (особенно в случае двойного слова). Задумаемся: как можно оптимизировать алгоритм?</text:p>
      <text:p text:style-name="P6">Подсказка: один байт вмещает в себя всего лишь 256<text:span text:style-name="T1"> </text:span>комбинаций бит, что позволяет нам без зазрения совести загнать их в предвычисленную таблицу, представляющую собой массив типа <text:span text:style-name="T1">char</text:span>, проиндексированный значениями байт и хранящий количество бит. В таком случае, наши расходы составят 256 байт оперативной памяти и одну операцию обращения к памяти для чтения содержимого ячейки. К сожалению, <text:span text:style-name="T1">x86 </text:span>процессоры не очень хорошо приспособлены для работы с байтами и доступ к двойным словам происходит ощутимо быстрее, а потому имеет смысл использовать массив из двойных слов, что увеличит потребление памяти до 1 Кбайта, что по прежнему свободно вмещается в кэш первого уровня.</text:p>
      <text:p text:style-name="P6">Естественно, рассчитывать таблицы мы будем не вручную, а с помощью компьютера, набросав вспомогательную программу из десятка строк (западные программисты называют их "хэлперами" — <text:span text:style-name="T1">helper</text:span>, т.е. в буквальном смысле помощник), полный исходный текст которого приведен в листинге 2.</text:p>
      <text:p text:style-name="P6"/>
      <text:p text:style-name="P2">main()</text:p>
      <text:p text:style-name="P2">{</text:p>
      <text:p text:style-name="P2"><text:tab/>int a, b, sum, mask;</text:p>
      <text:p text:style-name="P1"><text:span text:style-name="T3"><text:tab/>printf("int matrix[] = { 0");</text:span></text:p>
      <text:p text:style-name="P2"><text:tab/>for (a = 1; a &lt; 0x100; a++,printf(",\t%x", sum))</text:p>
      <text:p text:style-name="P2"><text:tab/><text:tab/>for (b = 0, mask = 1, sum = 0; b &lt; 8; b++, mask &lt;&lt;= 1)</text:p>
      <text:p text:style-name="P2"><text:tab/><text:tab/><text:tab/>if (a &amp; mask) sum++; printf("};\n");</text:p>
      <text:p text:style-name="P2">}</text:p>
      <text:p text:style-name="P9">Листинг <text:sequence text:ref-name="refЛистинг1" text:name="Листинг" text:formula="ooow:Листинг+1" style:num-format="1">2</text:sequence> <text:span text:style-name="T1">helper</text:span> для генерации предвычисленной таблицы быстрого подсчета кол-ва битов в байте</text:p>
      <text:p text:style-name="P4"/>
      <text:p text:style-name="P2">int matrix[] = {</text:p>
      <text:p text:style-name="P2"><text:soft-page-break/><text:tab/>0, 1, 1, 2, 1, 2, 2, 3, 1, 2, 2, 3, 2, 3, 3, 4, 1, 2, 2, 3, 2, 3, 3,</text:p>
      <text:p text:style-name="P2"><text:tab/>4, 2, 3, 3, 4, 3, 4, 4, 5, 1, 2, 2, 3, 2, 3, 3, 4, 2, 3, 3, 4, 3, 4,</text:p>
      <text:p text:style-name="P1"><text:span text:style-name="T3"><text:tab/>4, 5, 2, 3, 3, 4, 3, 4, 4, 5, 3, 4, 4, 5, 4, 5, 5, 6, 1, 2, 2, 3, 2,</text:span></text:p>
      <text:p text:style-name="P2"><text:tab/>3, 3, 4, 2, 3, 3, 4, 3, 4, 4, 5, 2, 3, 3, 4, 3, 4, 4, 5, 3, 4, 4, 5,</text:p>
      <text:p text:style-name="P2"><text:tab/>4, 5, 5, 6, 2, 3, 3, 4, 3, 4, 4, 5, 3, 4, 4, 5, 4, 5, 5, 6, 3, 4, 4,</text:p>
      <text:p text:style-name="P2"><text:tab/>5, 4, 5, 5, 6, 4, 5, 5, 6, 5, 6, 6, 7, 1, 2, 2, 3, 2, 3, 3, 4, 2, 3,</text:p>
      <text:p text:style-name="P2"><text:tab/>3, 4, 3, 4, 4, 5, 2, 3, 3, 4, 3, 4, 4, 5, 3, 4, 4, 5, 4, 5, 5, 6, 2,</text:p>
      <text:p text:style-name="P2"><text:tab/>3, 3, 4, 3, 4, 4, 5, 3, 4, 4, 5, 4, 5, 5, 6, 3, 4, 4, 5, 4, 5, 5, 6,</text:p>
      <text:p text:style-name="P2"><text:tab/>4, 5, 5, 6, 5, 6, 6, 7, 2, 3, 3, 4, 3, 4, 4, 5, 3, 4, 4, 5, 4, 5, 5, 6,</text:p>
      <text:p text:style-name="P2"><text:tab/>3, 4, 4, 5, 4, 5, 5, 6, 4, 5, 5, 6, 5, 6, 6, 7, 3, 4, 4, 5, 4, 5, 5, 6,</text:p>
      <text:p text:style-name="P1"><text:span text:style-name="T3"><text:tab/>4, 5, 5, 6, 5, 6, 6, 7, 4, 5, 5, 6, 5, 6, 6, 7, 5, 6, 6, 7, 6, 7, 7, 8 };</text:span></text:p>
      <text:p text:style-name="P9">Листинг <text:sequence text:ref-name="refЛистинг2" text:name="Листинг" text:formula="ooow:Листинг+1" style:num-format="1">3</text:sequence> предвычисленная таблица для подсчета кол-ва бит в байте</text:p>
      <text:p text:style-name="P6">Сама же функция подсчета бит вообще тривиальна и укалывается буквально в несколько символов (примечание: для сокращения накладных расходов рекомендуется оформить ее в виде макроса, или использовать директиву <text:span text:style-name="T1">inline</text:span>, в надежде, что компилятор ее не проигнорирует):</text:p>
      <text:p text:style-name="P6"/>
      <text:p text:style-name="P2">bits_in_byte(int byte)</text:p>
      <text:p text:style-name="P2">{</text:p>
      <text:p text:style-name="P2"><text:tab/>return matrix[byte &amp; 0xFF];</text:p>
      <text:p text:style-name="P2">}</text:p>
      <text:p text:style-name="P9">Листинг <text:sequence text:ref-name="refЛистинг3" text:name="Листинг" text:formula="ooow:Листинг+1" style:num-format="1">4</text:sequence> оптимизированная функция подсчета кол-ва бит в байте</text:p>
      <text:p text:style-name="P6">ОК, с подсчетом бит в байте мы разобрались, теперь на очереди слово, а за ним двойное слово. Еще пара таблиц? Ага, как же! Разбежались! Количество битовых комбинаций в слове уже достигает 65.536, что даже при использовании байтового массива вылетает в 64 Кбайта памяти, уже не умещающейся в кэш памяти первого уровня и потому существенно проигрывающему изначальному варианту, приведенному в листинге 1, а на двойное слово вообще никакой памяти не хватит, разве что запускать программу на 64-битных операционных системах, но как тогда считать биты в четвертом слове?!</text:p>
      <text:p text:style-name="P6">Стоп! Что такое слово? Это же два байта! А функция подсчета кол-ва битов в байте у нас уже есть. Так почему бы не передать ей сначала старший байт, затем младший и сложить полученные результаты?! Аналогичным образом дела обстоят с двойным и четверным (восьмерным) словами. Короче, мы получаем набор функций следующего вида:</text:p>
      <text:p text:style-name="P6"/>
      <text:p text:style-name="P2">bits_in_word(int word)</text:p>
      <text:p text:style-name="P2">{</text:p>
      <text:p text:style-name="P1"><text:span text:style-name="T3"><text:tab/>return bits_in_byte(word &amp; 0xFF) + bits_in_byte((word &gt;&gt; 8) &amp; 0xFF);</text:span></text:p>
      <text:p text:style-name="P2">}</text:p>
      <text:p text:style-name="P2"/>
      <text:p text:style-name="P2">bits_in_dword(int dword)</text:p>
      <text:p text:style-name="P2">{</text:p>
      <text:p text:style-name="P2"><text:tab/>return bits_in_word(dword &amp; 0xFFFF) + bits_in_word((dword &gt;&gt; 0x10) &amp; 0xFFFF);<text:tab/>}</text:p>
      <text:p text:style-name="P9">Листинг <text:sequence text:ref-name="refЛистинг4" text:name="Листинг" text:formula="ooow:Листинг+1" style:num-format="1">5</text:sequence> функции подсчета кол-ва бит в слове и двойном слове</text:p>
      <text:p text:style-name="P6">Но это вовсе не предел оптимизации. Если хорошо подумать, то от функции <text:span text:style-name="T1">bits_in_word </text:span>можно легко отказаться, поскольку, расширить слово до двойного слова — не проблема, процессор сделает это всего за один такт и даже не хрюкнет.</text:p>
      <text:p text:style-name="P6">Конечно, кому-то задача подсчета бит в байте может показаться слишком надуманно-академической и не имеющей практического применения, однако, это не так и тот же самый алгоритм успешно используется для подсчета контрольной суммы, например. Кстати, о контрольной сумме…</text:p>
      <text:h text:style-name="Heading_20_2" text:outline-level="2">трюк <text:span text:style-name="T1">#2 – </text:span>чет или нечет?</text:h>
      <text:p text:style-name="P6">Простейший алгоритм проверки целостности данных сводится к контролю четности, то есть подсчету количества бит и дополнению его до четного (или нечетного) состояния. Естественно, таким способом гарантированно обнаруживаются только одиночные ошибки, но это уже тема совсем другого разговора.</text:p>
      <text:p text:style-name="P6">Поставим перед собой задачу — реализовать данный алгоритм с максимальной эффективностью. Гм, вполне очевидное решение — сгенерировать таблицу четности для каждого байта, а затем обрабатывать поток данных произвольного размера — хоть целый гигабайт!</text:p>
      <text:p text:style-name="P6"><text:soft-page-break/>Однако, у нас уже есть такая таблица!!! Ну… или почти такая. От количества бит в байте до подсчета четности, как говорится, хвостом подать и всего-то и надо, что проверить младший бит — если он равен единице — кол-во бит в бате нечетно и, соответственно, наоборот. Конечно, операция наложения битовой маски оператором <text:span text:style-name="T1">AND </text:span>требует времени (приблизительно один процессорный такт), однако, это все же лучше, чем плодить предвычисленные таблицы в огромном количестве.</text:p>
      <text:p text:style-name="P6">Короче, законченный пример реализации выглядит так:</text:p>
      <text:p text:style-name="P6"/>
      <text:p text:style-name="P2">parity(int byte)</text:p>
      <text:p text:style-name="P2">{</text:p>
      <text:p text:style-name="P2"><text:tab/>return !(bits_in_dword(byte) &amp; 1);</text:p>
      <text:p text:style-name="P2">}</text:p>
      <text:p text:style-name="P9">Листинг <text:sequence text:ref-name="refЛистинг5" text:name="Листинг" text:formula="ooow:Листинг+1" style:num-format="1">6</text:sequence> функция быстрой проверки байта на четность</text:p>
      <text:h text:style-name="Heading_20_2" text:outline-level="2">трюк <text:span text:style-name="T1">#3 – </text:span>хитрый вывод инварианта из цикла</text:h>
      <text:p text:style-name="P6">Рассмотрим классический цикл, в заголовке которого присутствует неявный инвариант, например, функция <text:span text:style-name="T1">strlen:</text:span></text:p>
      <text:p text:style-name="P7"/>
      <text:p text:style-name="P3">for (a = 0; a &lt; strlen(s); a++) sum += s[a];</text:p>
      <text:p text:style-name="P9">Листинг<text:span text:style-name="T1"> </text:span><text:sequence text:ref-name="refЛистинг6" text:name="Листинг" text:formula="ooow:Листинг+1" style:num-format="1">7</text:sequence><text:span text:style-name="T1"> </text:span>не оптимизированный цикл с не устраненным инвариантом</text:p>
      <text:p text:style-name="P6">Программисту очевидно, что функция <text:span text:style-name="T1">strlen </text:span>не изменяет длину строки <text:span text:style-name="T1">s</text:span>, не изменяет ее и тело цикла, а потому в каждом проходе <text:span text:style-name="T1">strlen </text:span>будет возвращать один и тот же результат и оптимизирующий компилятор по идее должен вынести ее за пределы цикла, вычисляя длину строки всего один раз.</text:p>
      <text:p text:style-name="P6">Увы! Подавляющее большинство компиляторов компилирует функции по раздельности, а согласно Стандарту, переменная переданная по ссылке, _может_ быть изменена вызываемой функций. Следовательно, компилятор оставляет функцию внутри цикла, замедляя его выполнение во много раз (особенно на длинных строках). Исключение составляют продвинутые компиляторы типа <text:span text:style-name="T1">Intel C++</text:span>, которые в режиме максимальной оптимизации все-таки распознают небольшое число популярных библиотечных функций, но к функциями, написанных самим программистом это не относится.</text:p>
      <text:p text:style-name="P6">Учебники по оптимизации рекомендуют переписать данный цикл так:</text:p>
      <text:p text:style-name="P6"/>
      <text:p text:style-name="P3">for (a = 0, len = strlen(s); a &lt; len; a++) sum += s[a];</text:p>
      <text:p text:style-name="P9">Листинг<text:span text:style-name="T1"> </text:span><text:sequence text:ref-name="refЛистинг7" text:name="Листинг" text:formula="ooow:Листинг+1" style:num-format="1">8</text:sequence><text:span text:style-name="T1"> </text:span>классический оптимизированный вариант</text:p>
      <text:p text:style-name="P6">Идея, конечно, хорошая, но… большинство программистов о ней не знает. А как быть, если мы разрабатываем высокопроизводительную библиотеку, которую будет использовать совсем другой тим? Одно из возможных решений заключается в… сохранении вычисленного значения внутри функции!!!</text:p>
      <text:p text:style-name="P6"/>
      <text:p text:style-name="P2">super_strlen(char *s)</text:p>
      <text:p text:style-name="P2">{</text:p>
      <text:p text:style-name="P1"><text:span text:style-name="T3"><text:tab/>static char *p; static ret_addr; static len;</text:span></text:p>
      <text:p text:style-name="P2"><text:tab/>if ((s == p) &amp; (ret_addr == (*(int*)(&amp;s+sizeof(s))))) return len;</text:p>
      <text:p text:style-name="P2"><text:tab/>p = s; ret_addr = (*(int*)(&amp;s+sizeof(s))); len = strlen(s);</text:p>
      <text:p text:style-name="P2"><text:tab/>return len;</text:p>
      <text:p text:style-name="P2">}</text:p>
      <text:p text:style-name="P9">Листинг <text:sequence text:ref-name="refЛистинг8" text:name="Листинг" text:formula="ooow:Листинг+1" style:num-format="1">9</text:sequence> оптимизированная функция подсчета длины строки с авто сохранением последнего возращенного результата (конечно, это не предел оптимизации, зато код нагляден и понятен)</text:p>
      <text:p text:style-name="P6">В чем суть? А в том, что<text:span text:style-name="T1"> super_strlen </text:span>сохраняет указатель на строку и адрес возврата в статических переменных и, если, при последующем вызове они совпадают, функция считает, что она вызывается в заголовке цикла и возвращает заранее вычисленный результат, экономя кучу процессорных тактов.</text:p>
      <text:p text:style-name="P6">Естественно, такое поведение не совсем безопасно. Прежде всего оно потоконебезопасно (все экземпляры функции, вызываемые из различных потоков, разделяют одни и те же статические переменные). Ну это, собственно, не проблема. На это у нас есть локальная память потока (она же <text:span text:style-name="T1">TLS)</text:span>. Настоящая проблема в том, что если тело цикла <text:soft-page-break/>модифицирует строку, изменяя ее длину, то программист получит весьма неожиданное поведение. С другой стороны, при использовании оптимизирующих компиляторов, выносящих <text:span text:style-name="T1">strlen </text:span>за пределы цикла — программист получит тот же самый результат, а потому, кто изменяет длину строки внутри цикла — тот сам себя и наказал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9-09T02:14:00</dc:date>
    <meta:editing-cycles>50</meta:editing-cycles>
    <meta:editing-duration>PT1H29M</meta:editing-duration>
    <meta:document-statistic meta:table-count="0" meta:image-count="0" meta:object-count="0" meta:page-count="4" meta:paragraph-count="85" meta:word-count="1589" meta:character-count="9913" meta:non-whitespace-character-count="8366"/>
    <meta:generator>LibreOffice/5.1.4.2$Windows_x86 LibreOffice_project/f99d75f39f1c57ebdd7ffc5f42867c12031db97a</meta:generator>
  </office:meta>
</office:document-meta>
</file>